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ildNodesQueryHits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ildNodesQueryHits.nextScoreN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hildNodesQueryHits.ChildNodesQueryHits( QueryHits parents , SessionImpl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ildNodesQueryHits.fetchNextChildHit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